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Helvetica, sans-serif"/>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use-window-font-color="true"/>
    </style:style>
    <style:style style:name="P2" style:family="paragraph" style:parent-style-name="Standard">
      <style:text-properties style:use-window-font-color="true" fo:font-weight="bold" style:font-weight-asian="bold" style:font-weight-complex="bold"/>
    </style:style>
    <style:style style:name="T1" style:family="text">
      <style:text-properties fo:font-variant="normal" fo:text-transform="none" fo:color="#000000" style:font-name="Arial1" fo:font-size="9pt" fo:letter-spacing="normal" fo:font-style="normal" fo:font-weight="normal"/>
    </style:style>
    <style:style style:name="T2" style:family="text">
      <style:text-properties fo:font-variant="normal" fo:text-transform="none" fo:color="#000000" style:font-name="sans-serif" fo:font-size="9.75pt" fo:letter-spacing="normal" fo:font-style="normal"/>
    </style:style>
    <style:style style:name="T3" style:family="text">
      <style:text-properties fo:font-variant="normal" fo:text-transform="none" fo:color="#000000" style:font-name="sans-serif" fo:font-size="9.75pt" fo:letter-spacing="normal" fo:font-style="normal" fo:font-weight="normal"/>
    </style:style>
    <style:style style:name="T4" style:family="text">
      <style:text-properties fo:font-variant="normal" fo:text-transform="none" fo:color="#000000" style:font-name="sans-serif" fo:font-size="9.75pt" fo:letter-spacing="normal" fo:font-style="normal" fo:font-weight="normal" style:font-weight-asian="normal" style:font-weight-complex="normal"/>
    </style:style>
    <style:style style:name="T5" style:family="text">
      <style:text-properties fo:font-variant="normal" fo:text-transform="none" fo:color="#000000" style:font-name="sans-serif" fo:font-size="9.75pt" fo:letter-spacing="normal" fo:font-style="normal" fo:font-weight="bold" style:font-weight-asian="normal" style:font-weight-complex="normal"/>
    </style:style>
    <style:style style:name="T6" style:family="text">
      <style:text-properties fo:font-variant="normal" fo:text-transform="none" fo:color="#000000" style:font-name="sans-serif" fo:font-size="9.75pt" fo:letter-spacing="normal" fo:font-style="normal" fo:font-weight="bold" style:font-weight-asian="bold" style:font-weight-complex="bold"/>
    </style:style>
    <style:style style:name="T7" style:family="text">
      <style:text-properties fo:font-variant="normal" fo:text-transform="none" fo:color="#000000" style:font-name="sans-serif" fo:font-size="9.75pt" fo:letter-spacing="normal" fo:language="en" fo:country="none" fo:font-style="normal" fo:font-weight="normal" style:font-weight-asian="normal" style:font-weight-complex="normal"/>
    </style:style>
    <style:style style:name="T8" style:family="text">
      <style:text-properties fo:font-variant="normal" fo:text-transform="none" fo:color="#000000" style:font-name="sans-serif" fo:font-size="9.75pt" fo:letter-spacing="normal" fo:language="en" fo:country="none" fo:font-style="italic" fo:font-weight="normal" style:font-weight-asian="normal" style:font-weight-complex="normal"/>
    </style:style>
    <style:style style:name="T9" style:family="text">
      <style:text-properties fo:font-variant="normal" fo:text-transform="none" fo:color="#000000" style:font-name="sans-serif" fo:font-size="9.75pt" fo:letter-spacing="normal" fo:language="en" fo:country="none" fo:font-style="italic" fo:font-weight="bold" style:font-weight-asian="normal" style:font-weight-complex="normal"/>
    </style:style>
    <style:style style:name="T10" style:family="text">
      <style:text-properties fo:font-variant="normal" fo:text-transform="none" fo:color="#000000" style:font-name="sans-serif" fo:font-size="9.75pt" fo:letter-spacing="normal" fo:language="en" fo:country="none" fo:font-style="italic" fo:font-weight="bold" style:font-weight-asian="bold" style:font-weight-complex="bold"/>
    </style:style>
    <style:style style:name="T11" style:family="text">
      <style:text-properties fo:font-variant="normal" fo:text-transform="none" fo:color="#000000" style:font-name="sans-serif" fo:font-size="9.75pt" fo:letter-spacing="normal" fo:font-style="italic" fo:font-weight="normal" style:font-weight-asian="normal" style:font-weight-complex="normal"/>
    </style:style>
    <style:style style:name="T12" style:family="text">
      <style:text-properties fo:font-variant="normal" fo:text-transform="none" fo:color="#000000" style:font-name="sans-serif" fo:font-size="9.75pt" fo:letter-spacing="normal" fo:font-style="italic" fo:font-weight="bold" style:font-weight-asian="bold" style:font-weight-complex="bold"/>
    </style:style>
    <style:style style:name="T13" style:family="text">
      <style:text-properties fo:font-variant="normal" fo:text-transform="none" fo:color="#000000" fo:letter-spacing="normal"/>
    </style:style>
    <style:style style:name="T14" style:family="text">
      <style:text-properties fo:font-variant="normal" fo:text-transform="none" fo:color="#0b0080" style:text-line-through-style="none" style:font-name="sans-serif" fo:font-size="9.75pt" fo:letter-spacing="normal" fo:font-style="normal" style:text-underline-style="none" fo:font-weight="normal" style:text-blinking="false" style:font-weight-asian="normal" style:font-weight-complex="normal"/>
    </style:style>
    <style:style style:name="T15"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font-weight-asian="normal" style:font-weight-complex="normal"/>
    </style:style>
    <style:style style:name="T16" style:family="text">
      <style:text-properties fo:font-variant="normal" fo:text-transform="none" fo:color="#0b0080" style:text-line-through-style="none" style:font-name="sans-serif" fo:font-size="9.75pt" fo:letter-spacing="normal" fo:font-style="normal" style:text-underline-style="none" fo:font-weight="bold" style:text-blinking="false" fo:background-color="#ffffff" style:font-weight-asian="bold" style:font-weight-complex="bold"/>
    </style:style>
    <style:style style:name="T17" style:family="text">
      <style:text-properties fo:font-variant="normal" fo:text-transform="none" fo:color="#0b0080" style:text-line-through-style="none" style:font-name="sans-serif" fo:font-size="9.75pt" fo:letter-spacing="normal" fo:font-style="normal" style:text-underline-style="none" style:text-blinking="false" fo:background-color="#ffffff"/>
    </style:style>
    <style:style style:name="T18" style:family="text">
      <style:text-properties fo:font-variant="normal" fo:text-transform="none" fo:color="#0b0080" style:text-line-through-style="none" style:font-name="sans-serif" fo:font-size="9.75pt" fo:letter-spacing="normal" fo:language="en" fo:country="none" fo:font-style="normal" style:text-underline-style="none" fo:font-weight="normal" style:text-blinking="false" style:font-weight-asian="normal" style:font-weight-complex="normal"/>
    </style:style>
    <style:style style:name="T19" style:family="text">
      <style:text-properties fo:font-variant="normal" fo:text-transform="none" fo:color="#0b0080" style:text-line-through-style="none" style:font-name="sans-serif" fo:font-size="9.75pt" fo:letter-spacing="normal" fo:language="en" fo:country="none" fo:font-style="normal" style:text-underline-style="none" fo:font-weight="bold" style:text-blinking="false" style:font-weight-asian="bold" style:font-weight-complex="bold"/>
    </style:style>
    <style:style style:name="T20" style:family="text">
      <style:text-properties fo:font-variant="normal" fo:text-transform="none" style:use-window-font-color="true" style:font-name="sans-serif" fo:font-size="9.75pt" fo:letter-spacing="normal" fo:font-style="normal"/>
    </style:style>
    <style:style style:name="T21" style:family="text">
      <style:text-properties fo:font-variant="normal" fo:text-transform="none" style:use-window-font-color="true" style:font-name="sans-serif" fo:font-size="9.75pt" fo:letter-spacing="normal" fo:font-style="normal" fo:font-weight="normal" style:font-weight-asian="normal" style:font-weight-complex="normal"/>
    </style:style>
    <style:style style:name="T22" style:family="text">
      <style:text-properties fo:font-variant="normal" fo:text-transform="none" style:use-window-font-color="true" style:font-name="sans-serif" fo:font-size="9.75pt" fo:letter-spacing="normal" fo:font-style="normal" fo:font-weight="bold" style:font-weight-asian="bold" style:font-weight-complex="bold"/>
    </style:style>
    <style:style style:name="T23" style:family="text">
      <style:text-properties fo:font-variant="normal" fo:text-transform="none" style:use-window-font-color="true" style:font-name="sans-serif" fo:font-size="9.75pt" fo:letter-spacing="normal" fo:font-style="normal" fo:font-weight="bold" style:font-weight-asian="normal" style:font-weight-complex="normal"/>
    </style:style>
    <style:style style:name="T24" style:family="text">
      <style:text-properties fo:font-variant="normal" fo:text-transform="none" style:use-window-font-color="true" style:font-name="sans-serif" fo:font-size="9.75pt" fo:letter-spacing="normal" fo:language="en" fo:country="none" fo:font-style="italic" fo:font-weight="normal" style:font-weight-asian="normal" style:font-weight-complex="normal"/>
    </style:style>
    <style:style style:name="T25" style:family="text">
      <style:text-properties fo:font-variant="normal" fo:text-transform="none" style:use-window-font-color="true" style:text-line-through-style="none" style:font-name="sans-serif" fo:font-size="9.75pt" fo:letter-spacing="normal" fo:font-style="normal" style:text-underline-style="none" fo:font-weight="normal" style:text-blinking="false" fo:background-color="#ffffff" style:font-weight-asian="normal" style:font-weight-complex="normal"/>
    </style:style>
    <style:style style:name="T26" style:family="text">
      <style:text-properties fo:font-variant="normal" fo:text-transform="none" style:font-name="Arial1" fo:font-size="9pt" fo:letter-spacing="normal" fo:font-style="normal" fo:font-weight="normal"/>
    </style:style>
    <style:style style:name="T27" style:family="text">
      <style:text-properties fo:font-variant="normal" fo:text-transform="none" style:font-name="sans-serif" fo:font-size="9.75pt" fo:letter-spacing="normal" fo:font-style="normal"/>
    </style:style>
    <style:style style:name="T28" style:family="text">
      <style:text-properties fo:font-variant="normal" fo:text-transform="none" style:font-name="sans-serif" fo:font-size="9.75pt" fo:letter-spacing="normal" fo:font-style="normal" fo:font-weight="normal"/>
    </style:style>
    <style:style style:name="T29" style:family="text">
      <style:text-properties fo:font-variant="normal" fo:text-transform="none" style:font-name="sans-serif" fo:font-size="9.75pt" fo:letter-spacing="normal" fo:font-style="normal" fo:font-weight="normal" style:font-weight-asian="normal" style:font-weight-complex="normal"/>
    </style:style>
    <style:style style:name="T30" style:family="text">
      <style:text-properties fo:font-variant="normal" fo:text-transform="none" style:font-name="sans-serif" fo:font-size="9.75pt" fo:letter-spacing="normal" fo:font-style="normal" fo:font-weight="bold" style:font-weight-asian="normal" style:font-weight-complex="normal"/>
    </style:style>
    <style:style style:name="T31" style:family="text">
      <style:text-properties fo:font-variant="normal" fo:text-transform="none" style:font-name="sans-serif" fo:font-size="9.75pt" fo:letter-spacing="normal" fo:font-style="normal" fo:font-weight="bold" style:font-weight-asian="bold" style:font-weight-complex="bold"/>
    </style:style>
    <style:style style:name="T32" style:family="text">
      <style:text-properties fo:font-variant="normal" fo:text-transform="none" style:font-name="sans-serif" fo:font-size="9.75pt" fo:letter-spacing="normal" fo:language="en" fo:country="none" fo:font-style="normal" fo:font-weight="normal" style:font-weight-asian="normal" style:font-weight-complex="normal"/>
    </style:style>
    <style:style style:name="T33" style:family="text">
      <style:text-properties fo:font-variant="normal" fo:text-transform="none" style:font-name="sans-serif" fo:font-size="9.75pt" fo:letter-spacing="normal" fo:language="en" fo:country="none" fo:font-style="italic" fo:font-weight="normal" style:font-weight-asian="normal" style:font-weight-complex="normal"/>
    </style:style>
    <style:style style:name="T34" style:family="text">
      <style:text-properties fo:font-variant="normal" fo:text-transform="none" fo:letter-spacing="normal"/>
    </style:style>
    <style:style style:name="T35" style:family="text">
      <style:text-properties fo:font-variant="normal" fo:text-transform="none" style:text-line-through-style="none" style:font-name="sans-serif" fo:font-size="9.75pt" fo:letter-spacing="normal" fo:font-style="normal" style:text-underline-style="none" fo:font-weight="normal" style:text-blinking="false" fo:background-color="#ffffff" style:font-weight-asian="normal" style:font-weight-complex="normal"/>
    </style:style>
    <style:style style:name="T36" style:family="text">
      <style:text-properties fo:font-weight="normal" style:font-weight-asian="normal" style:font-weight-complex="normal"/>
    </style:style>
    <style:style style:name="T37"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ybak Stan</text:p>
      <text:p text:style-name="P1">BTS SIO 2</text:p>
      <text:p text:style-name="P1"/>
      <text:p text:style-name="P1"/>
      <text:p text:style-name="P1"><text:span text:style-name="T37">Multicanal </text:span>: <text:span text:style-name="T26">Le terme de multicanal est généralement un raccourci pour marketing multicanal. Le multicanal désigne <text:tab/>le phénomène d’utilisation simultanée ou alternée des différents canaux de contact pour la commercialisation <text:tab/>des produits et / ou la relation client.</text:span> </text:p>
      <text:p text:style-name="P1"/>
      <text:p text:style-name="P1"><text:span text:style-name="T37">Prospect</text:span> : <text:span text:style-name="T28">Un </text:span><text:span text:style-name="T29">prospect</text:span><text:span text:style-name="T34"> </text:span><text:span text:style-name="T28">est la cible visée par une activité de prospection.</text:span> </text:p>
      <text:p text:style-name="P1"/>
      <text:p text:style-name="P1"><text:span text:style-name="T37">JAVA EE </text:span><text:span text:style-name="T36">: </text:span><text:span text:style-name="T32">Java Enterprise Edition</text:span><text:span text:style-name="T29">, ou Java EE</text:span><text:span text:style-name="T36"> </text:span><text:span text:style-name="T29">est une specification pour la technique Java de Sun plus <text:tab/>particulièrement destinée aux applications d’entreprise.</text:span></text:p>
      <text:p text:style-name="P1"><text:span text:style-name="T29"/></text:p>
      <text:p text:style-name="Standard"><text:span text:style-name="T23">TOMCAT</text:span><text:span text:style-name="T21"> : Apache Tomcat est un </text:span><text:a xlink:type="simple" xlink:href="http://fr.wikipedia.org/wiki/Conteneur_de_servlets"><text:span text:style-name="T25">conteneur web</text:span></text:a><text:span text:style-name="T21"> </text:span><text:a xlink:type="simple" xlink:href="http://fr.wikipedia.org/wiki/Logiciel_libre"><text:span text:style-name="T25">libre</text:span></text:a><text:span text:style-name="T21"> de </text:span><text:a xlink:type="simple" xlink:href="http://fr.wikipedia.org/wiki/Servlet"><text:span text:style-name="T25">servlets</text:span></text:a><text:span text:style-name="T21"> et </text:span><text:a xlink:type="simple" xlink:href="http://fr.wikipedia.org/wiki/JavaServer_Pages"><text:span text:style-name="T25">JSP</text:span></text:a><text:span text:style-name="T21"> </text:span><text:a xlink:type="simple" xlink:href="http://fr.wikipedia.org/wiki/Java_EE"><text:span text:style-name="T25">Java EE</text:span></text:a><text:span text:style-name="T21">. </text:span></text:p>
      <text:p text:style-name="P1"><text:span text:style-name="T29"/></text:p>
      <text:p text:style-name="Standard"><text:span text:style-name="T22">PostgreSQL</text:span><text:span text:style-name="T21"> : PostgreSQL est un </text:span><text:a xlink:type="simple" xlink:href="http://fr.wikipedia.org/wiki/Système_de_gestion_de_base_de_données"><text:span text:style-name="T25">système de gestion de base de données</text:span></text:a><text:span text:style-name="T21"> </text:span><text:a xlink:type="simple" xlink:href="http://fr.wikipedia.org/wiki/Base_de_données_relationnelle"><text:span text:style-name="T25">relationnelle</text:span></text:a><text:span text:style-name="T21"> et </text:span><text:a xlink:type="simple" xlink:href="http://fr.wikipedia.org/wiki/Base_de_données_orientée_objet"><text:span text:style-name="T25">objet</text:span></text:a><text:span text:style-name="T21"> (</text:span><text:a xlink:type="simple" xlink:href="http://fr.wikipedia.org/wiki/Système_de_gestion_de_base_de_données_relationnel-objet"><text:span text:style-name="T25">SGBDRO</text:span></text:a><text:span text:style-name="T21">). <text:tab/>C'est un outil </text:span><text:a xlink:type="simple" xlink:href="http://fr.wikipedia.org/wiki/Logiciel_libre"><text:span text:style-name="T25">libre</text:span></text:a><text:span text:style-name="T21"> disponible selon les termes d'une licence de type </text:span><text:a xlink:type="simple" xlink:href="http://fr.wikipedia.org/wiki/Licence_BSD"><text:span text:style-name="T25">BSD</text:span></text:a><text:span text:style-name="T21">. </text:span></text:p>
      <text:p text:style-name="P1"><text:span text:style-name="T29"/></text:p>
      <text:p text:style-name="Standard"><text:span text:style-name="T22">LDAP </text:span><text:span text:style-name="T21">: </text:span><text:span text:style-name="T24">Lightweight Directory Access Protocol</text:span><text:span text:style-name="T21"> (LDAP) est à l'origine un </text:span><text:a xlink:type="simple" xlink:href="http://fr.wikipedia.org/wiki/Protocole_de_communication"><text:span text:style-name="T25">protocole</text:span></text:a><text:span text:style-name="T21"> permettant l'interrogation et la modification des services d'</text:span><text:a xlink:type="simple" xlink:href="http://fr.wikipedia.org/wiki/Annuaire"><text:span text:style-name="T25">annuaire</text:span></text:a><text:span text:style-name="T21">. Ce protocole repose sur </text:span><text:a xlink:type="simple" xlink:href="http://fr.wikipedia.org/wiki/TCP/IP"><text:span text:style-name="T25">TCP/IP</text:span></text:a><text:span text:style-name="T21">. Il a cependant évolué pour représenter une norme pour les systèmes d'annuaires, incluant un modèle de données, un modèle de nommage, un modèle fonctionnel basé sur le protocole LDAP, un modèle de sécurité et un modèle de réplication. </text:span></text:p>
      <text:p text:style-name="P1"><text:span text:style-name="T29"/></text:p>
      <text:p text:style-name="P2"><text:span text:style-name="T27">OpenDJ </text:span><text:span text:style-name="T29">: est un open source gratuit de LDAP.</text:span></text:p>
      <text:p text:style-name="P2"><text:span text:style-name="T29"/></text:p>
      <text:p text:style-name="Standard"><text:span text:style-name="T22">NOSQL </text:span><text:span text:style-name="T21">: En </text:span><text:a xlink:type="simple" xlink:href="http://fr.wikipedia.org/wiki/Informatique"><text:span text:style-name="T25">informatique</text:span></text:a><text:span text:style-name="T21">, NoSQL désigne une catégorie de </text:span><text:a xlink:type="simple" xlink:href="http://fr.wikipedia.org/wiki/Système_de_gestion_de_base_de_données"><text:span text:style-name="T25">systèmes de gestion de base de données</text:span></text:a><text:span text:style-name="T21"> (SGBD) qui n'est plus fondée sur l'architecture classique des </text:span><text:a xlink:type="simple" xlink:href="http://fr.wikipedia.org/wiki/SGBDR"><text:span text:style-name="T25">bases relationnelles</text:span></text:a><text:span text:style-name="T21">. L'unité logique n'y est plus la </text:span><text:a xlink:type="simple" xlink:href="http://fr.wikipedia.org/wiki/Table_(base_de_données)"><text:span text:style-name="T25">table</text:span></text:a><text:span text:style-name="T21">, et les données ne sont en général pas manipulées avec </text:span><text:a xlink:type="simple" xlink:href="http://fr.wikipedia.org/wiki/Structured_Query_Language"><text:span text:style-name="T25">SQL</text:span></text:a><text:span text:style-name="T21">. </text:span></text:p>
      <text:p text:style-name="Standard"><text:span text:style-name="T21"/></text:p>
      <text:p text:style-name="Standard"><text:span text:style-name="T22">MongoDB </text:span><text:span text:style-name="T21">: </text:span><text:span text:style-name="T4">MongoDB (de l'anglais </text:span><text:span text:style-name="T8">humongous</text:span><text:span text:style-name="T4"> qui peut être traduit par « énorme ») est un </text:span><text:a xlink:type="simple" xlink:href="http://fr.wikipedia.org/wiki/Système_de_gestion_de_base_de_données"><text:span text:style-name="T15">système de gestion de base de données</text:span></text:a><text:span text:style-name="T4"> </text:span><text:a xlink:type="simple" xlink:href="http://fr.wikipedia.org/wiki/Base_de_données_orientée_documents"><text:span text:style-name="T15">orientée documents</text:span></text:a><text:span text:style-name="T4">, </text:span><text:a xlink:type="simple" xlink:href="http://fr.wikipedia.org/wiki/Scalability"><text:span text:style-name="T15">répartissable sur un nombre quelconque d'ordinateurs</text:span></text:a><text:span text:style-name="T4">, efficace pour les requêtes simples, et ne nécessitant pas de schéma prédéfini des données. Il est écrit en </text:span><text:a xlink:type="simple" xlink:href="http://fr.wikipedia.org/wiki/C%2B%2B"><text:span text:style-name="T15">C++</text:span></text:a><text:span text:style-name="T4"> et distribué sous </text:span><text:a xlink:type="simple" xlink:href="http://fr.wikipedia.org/wiki/GNU_Affero_General_Public_License"><text:span text:style-name="T15">licence AGPL</text:span></text:a><text:span text:style-name="T4">. Il fait partie de la mouvance </text:span><text:a xlink:type="simple" xlink:href="http://fr.wikipedia.org/wiki/NoSQL"><text:span text:style-name="T15">NoSQL</text:span></text:a><text:span text:style-name="T4">.</text:span><text:span text:style-name="T21"> </text:span></text:p>
      <text:p text:style-name="Standard"><text:span text:style-name="T21"/></text:p>
      <text:p text:style-name="Standard"><text:span text:style-name="T22">Ordiphone</text:span><text:span text:style-name="T21"> : </text:span><text:a xlink:type="simple" xlink:href="http://fr.wiktionary.org/wiki/téléphone"><text:span text:style-name="T14">Téléphone</text:span></text:a><text:span text:style-name="T4"> mobile couplé à un </text:span><text:a xlink:type="simple" xlink:href="http://fr.wiktionary.org/wiki/assistant_numérique_personnel"><text:span text:style-name="T14">assistant numérique personnel</text:span></text:a><text:span text:style-name="T4">.</text:span><text:span text:style-name="T21"> </text:span></text:p>
      <text:p text:style-name="Standard"><text:span text:style-name="T21"/></text:p>
      <text:p text:style-name="Standard"><text:span text:style-name="T22">HTTP </text:span><text:span text:style-name="T21">: </text:span><text:span text:style-name="T4">L'</text:span><text:span text:style-name="T8">HyperText Transfer Protocol</text:span><text:span text:style-name="T4">, plus connu sous l'</text:span><text:a xlink:type="simple" xlink:href="http://fr.wikipedia.org/wiki/Abréviation"><text:span text:style-name="T15">abréviation</text:span></text:a><text:span text:style-name="T4"> HTTP — littéralement « protocole de transfert </text:span><text:a xlink:type="simple" xlink:href="http://fr.wikipedia.org/wiki/Hypertexte"><text:span text:style-name="T15">hypertexte</text:span></text:a><text:span text:style-name="T4"> » — est un </text:span><text:a xlink:type="simple" xlink:href="http://fr.wikipedia.org/wiki/Protocole_de_communication"><text:span text:style-name="T15">protocole de communication</text:span></text:a><text:span text:style-name="T4"> </text:span><text:a xlink:type="simple" xlink:href="http://fr.wikipedia.org/wiki/Client-serveur"><text:span text:style-name="T15">client-serveur</text:span></text:a><text:span text:style-name="T4"> développé pour le </text:span><text:a xlink:type="simple" xlink:href="http://fr.wikipedia.org/wiki/World_Wide_Web"><text:span text:style-name="T18">World Wide Web</text:span></text:a><text:span text:style-name="T4">. </text:span><text:a xlink:type="simple" xlink:href="http://fr.wikipedia.org/wiki/HTTPS"><text:span text:style-name="T15">HTTPS</text:span></text:a><text:span text:style-name="T4"> (avec S pour </text:span><text:span text:style-name="T8">secured</text:span><text:span text:style-name="T4">, soit « sécurisé ») est la variante du HTTP </text:span><text:span text:style-name="T11">sécurisée</text:span><text:span text:style-name="T4"> par l'usage des </text:span><text:a xlink:type="simple" xlink:href="http://fr.wikipedia.org/wiki/Protocole_de_communication"><text:span text:style-name="T15">protocoles</text:span></text:a><text:span text:style-name="T4"> </text:span><text:a xlink:type="simple" xlink:href="http://fr.wikipedia.org/wiki/Transport_Layer_Security"><text:span text:style-name="T15">SSL</text:span></text:a><text:span text:style-name="T4"> ou </text:span><text:a xlink:type="simple" xlink:href="http://fr.wikipedia.org/wiki/Transport_Layer_Security"><text:span text:style-name="T15">TLS</text:span></text:a><text:span text:style-name="T4">.</text:span><text:span text:style-name="T21"> </text:span></text:p>
      <text:p text:style-name="Standard"><text:span text:style-name="T21"/></text:p>
      <text:p text:style-name="Standard"><text:span text:style-name="T22">JDBC</text:span><text:span text:style-name="T21"> : </text:span><text:span text:style-name="T4">JDBC (</text:span><text:span text:style-name="T8">Java DataBase Connectivity</text:span><text:span text:style-name="T4">) est une </text:span><text:a xlink:type="simple" xlink:href="http://fr.wikipedia.org/wiki/Interface_de_programmation"><text:span text:style-name="T15">interface de programmation</text:span></text:a><text:span text:style-name="T4"> créée par </text:span><text:a xlink:type="simple" xlink:href="http://fr.wikipedia.org/wiki/Sun_Microsystems"><text:span text:style-name="T15">Sun Microsystems</text:span></text:a><text:span text:style-name="T4"> -depuis racheté par </text:span><text:a xlink:type="simple" xlink:href="http://fr.wikipedia.org/wiki/Oracle_Corporation"><text:span text:style-name="T15">Oracle Corporation</text:span></text:a><text:span text:style-name="T4">-, pour les programmes utilisant la </text:span><text:a xlink:type="simple" xlink:href="http://fr.wikipedia.org/wiki/Plateforme_Java"><text:span text:style-name="T15">plateforme Java</text:span></text:a><text:span text:style-name="T4">. Elle permet aux applications </text:span><text:a xlink:type="simple" xlink:href="http://fr.wikipedia.org/wiki/Java_(langage)"><text:span text:style-name="T15">Java</text:span></text:a><text:span text:style-name="T4"> d'accéder par le biais d'une interface commune à des sources de données pour lesquelles il existe des pilotes JDBC. Normalement, il s'agit d'une </text:span><text:a xlink:type="simple" xlink:href="http://fr.wikipedia.org/wiki/Base_de_données_relationnelle"><text:span text:style-name="T15">base de données relationnelle</text:span></text:a><text:span text:style-name="T4">, et des pilotes JDBC sont disponibles pour tous les systèmes connus de bases de données relationnelles.</text:span><text:span text:style-name="T21"> </text:span></text:p>
      <text:p text:style-name="Standard"><text:span text:style-name="T21"/></text:p>
      <text:p text:style-name="Standard"><text:span text:style-name="T22">TCP-IP</text:span><text:span text:style-name="T21"> : </text:span><text:span text:style-name="T4">La suite TCP/IP est l'ensemble des </text:span><text:a xlink:type="simple" xlink:href="http://fr.wikipedia.org/wiki/Protocoles_de_communication"><text:span text:style-name="T15">protocoles</text:span></text:a><text:span text:style-name="T4"> utilisés pour le transfert des données sur Internet.</text:span><text:span text:style-name="T21"> </text:span></text:p>
      <text:p text:style-name="Standard"><text:span text:style-name="T21"/></text:p>
      <text:p text:style-name="Standard"><text:span text:style-name="T6">RESTful </text:span><text:span text:style-name="T21">: </text:span><text:span text:style-name="T4">Representational State Transfer (REST) is an architectural style that abstracts the architectural elements within a distributed </text:span><text:a xlink:type="simple" xlink:href="http://en.wikipedia.org/wiki/Hypermedia"><text:span text:style-name="T15">hypermedia</text:span></text:a><text:span text:style-name="T4"> system</text:span><text:span text:style-name="T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Helvetica, sans-serif"/>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6T14:23:07.85</meta:creation-date>
    <meta:document-statistic meta:table-count="0" meta:image-count="0" meta:object-count="0" meta:page-count="1" meta:paragraph-count="16" meta:word-count="478" meta:character-count="3071"/>
    <dc:date>2013-09-26T15:20:32.20</dc:date>
    <meta:editing-duration>PT27M3S</meta:editing-duration>
    <meta:editing-cycles>1</meta:editing-cycles>
    <meta:generator>OpenOffice.org/3.4.1$Win32 OpenOffice.org_project/341m1$Build-9593</meta:generator>
  </office:meta>
</office:document-meta>
</file>